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Segoe UI1" svg:font-family="'Segoe UI'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SimSun" svg:font-family="SimSun" style:font-family-generic="system" style:font-pitch="variable"/>
    <style:font-face style:name="Times1" svg:font-family="Times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 style:master-page-name="Standard">
      <style:paragraph-properties style:page-number="auto"/>
    </style:style>
    <style:style style:name="T1" style:family="text">
      <style:text-properties fo:language="en" fo:country="GB"/>
    </style:style>
    <style:style style:name="T2" style:family="text">
      <style:text-properties fo:font-style="italic" style:font-style-asian="italic"/>
    </style:style>
    <style:style style:name="T3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Copyeditor : Mathilde Nicolas. </text:span></text:p>
      <text:p text:style-name="Text_20_body"><text:span text:style-name="T1">Creator: d’Aligre Michel (-1675).</text:span></text:p>
      <text:p text:style-name="Text_20_body">Title: Compte des Menus plaisirs et affaires de la Chambre du Roi de l'année 1664 rendu par Michel d'Aligre Trésorier, a été extrait ce qui suit au chapitre des Dépenses exraordinaires et inopinées.</text:p>
      <text:p text:style-name="Text_20_body">Date: 1664. </text:p>
      <text:p text:style-name="Text_20_body">Bibl: d’Aligre Michel, <text:span text:style-name="T2">Compte des Menus plaisirs et affaires de la Chambre du Roi de l'année 1664 rendu par Michel d'Aligre Trésorier, a été extrait ce qui suit au chapitre des Dépenses exraordinaires et inopinées, </text:span>1664.<text:bookmark text:name="_GoBack"/></text:p>
      <text:p text:style-name="Text_20_body"/>
      <text:p text:style-name="Text_20_body"/>
      <text:p text:style-name="Text_20_body">1</text:p>
      <text:p text:style-name="Text_20_body">1664</text:p>
      <text:p text:style-name="Text_20_body">Du Compte des Menus plaisirs et aff<text:span text:style-name="T3">res</text:span>. de la Chambre du Roy de l’année 1664 rendu par Michel daligre Tresorier, a Eté Extrait ce qui suits au Chapitre des Depenses Extraordinaires et Inopinées Fol. 312</text:p>
      <text:p text:style-name="Text_20_body"/>
      <text:p text:style-name="Text_20_body">fol. 312</text:p>
      <text:p text:style-name="Text_20_body">A Cristophe Gaulard chef de fruterie du Roy pour payement des cires blanches et jaulne fournies pour les fiançailles de Mad.<text:span text:style-name="T3">e</text:span>. La duchesse de Savoye et celles de Mons. Le duc d’Anguien et au ballet qui a esté dancé en la presence de Sa Majesté en son Chateau de Vincennes. </text:p>
      <text:p text:style-name="P1">1219lt. 16s. 6d.</text:p>
      <text:p text:style-name="Text_20_body"/>
      <text:p text:style-name="Text_20_body">fol. 332. V°.</text:p>
      <text:p text:style-name="Text_20_body">A Antoine Gonzales Espagnol m<text:span text:style-name="T3">.e</text:span> de feux d’artifices pour depense faite pour les feux d’artifices qu’il a preparés par le Commandement de sa majesté. </text:p>
      <text:p text:style-name="P1">1400. <text:s/></text:p>
      <text:p text:style-name="Text_20_body"/>
      <text:p text:style-name="Text_20_body">2</text:p>
      <text:p text:style-name="Text_20_body">fol. 395. V°. et suiv<text:span text:style-name="T3">s</text:span>.</text:p>
      <text:p text:style-name="Text_20_body">A Louis Lazure Chef du Gobelet du Roy pour son remboursem.<text:span text:style-name="T3">t</text:span>. de ce qu’il a avancé pour plusieurs raretéz de machines dorées et vermeil Conques de porcelaines, Corbeilles, festons et fleurs de bouquets expres Contre-faits et de bois dorez et 3 argentez pour servir au festin fait par sa Majesté en son Chateau de Versailles. </text:p>
      <text:p text:style-name="P1">3322lt.</text:p>
      <text:p text:style-name="Text_20_body"/>
      <text:p text:style-name="Text_20_body"><text:soft-page-break/>A antoine Gonzalles espagnol m<text:span text:style-name="T3">e</text:span>. de feu d’artifice outre qu’il a cy devant receu pour son remboursem<text:span text:style-name="T3">t</text:span>. de sa depense qu’il a faitte pour Composer vn feu d’artifice de l’histoire du mauvais riche qui a eté tiré au Chateau de fontainebleau. </text:p>
      <text:p text:style-name="P1">600.</text:p>
      <text:p text:style-name="Text_20_body"/>
      <text:p text:style-name="Text_20_body">fol. 406. V°. et suiv<text:span text:style-name="T3">s</text:span>.</text:p>
      <text:p text:style-name="Text_20_body"><office:annotation office:name="__Annotation__11223_843912772"><dc:creator>Windows User</dc:creator><dc:date>2020-04-11T16:55:00.38</dc:date><textooo:sender-initials>WU</textooo:sender-initials><text:p>Est-ce lié à la fête ? </text:p></office:annotation>A fran.<text:span text:style-name="T3">s</text:span> Simon batelier de la Ville de nevers pour son payem<text:span text:style-name="T3">t</text:span>. de 150 pots de fayance façon de pourcelaine q.<text:span text:style-name="T3">l</text:span> a fournis pour le service de S. M. qui a ordonné estre portés en son Chateau de Versailles pour y mettre des jasmins y Compris la voiture et au[tr]es menus faits pour le transport desd. pots. </text:p>
      <text:p text:style-name="P1">912. <office:annotation-end office:name="__Annotation__11223_843912772"/></text:p>
      <text:p text:style-name="Text_20_body"/>
      <text:p text:style-name="Text_20_body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Segoe UI1" svg:font-family="'Segoe UI'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SimSun" svg:font-family="SimSun" style:font-family-generic="system" style:font-pitch="variable"/>
    <style:font-face style:name="Times1" svg:font-family="Times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.15cm" fo:margin-bottom="0.15cm" fo:line-height="115%" fo:text-align="justify" style:justify-single-word="false"/>
      <style:text-properties style:font-name="Times" fo:font-size="12pt" style:font-name-asian="Times1" style:font-size-asian="12pt" style:language-asian="fr" style:country-asian="FR" style:font-name-complex="Times New Roman" style:font-size-complex="10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annotation_20_text" style:display-name="annotation text" style:family="paragraph" style:parent-style-name="Standard" style:default-outline-level="" style:list-style-name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Segoe UI" fo:font-size="9pt" style:font-size-asian="9pt" style:font-name-complex="Segoe UI2" style:font-size-complex="9pt"/>
    </style:style>
    <style:style style:name="Default_20_Paragraph_20_Font" style:display-name="Default Paragraph Font" style:family="text"/>
    <style:style style:name="Corps_20_de_20_texte_20_Car" style:display-name="Corps de texte Car" style:family="text" style:parent-style-name="Default_20_Paragraph_20_Font">
      <style:text-properties style:font-name="Times" fo:font-size="12pt" style:font-name-asian="Times1" style:font-size-asian="12pt" style:language-asian="fr" style:country-asian="FR" style:font-name-complex="Times New Roman" style:font-size-complex="10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aire_20_Car" style:display-name="Commentaire Car" style:family="text" style:parent-style-name="Default_20_Paragraph_20_Font">
      <style:text-properties fo:font-size="10pt" style:font-size-asian="10pt" style:font-size-complex="10pt"/>
    </style:style>
    <style:style style:name="Objet_20_du_20_commentaire_20_Car" style:display-name="Objet du commentaire Car" style:family="text" style:parent-style-name="Commentaire_20_Car">
      <style:text-properties fo:font-size="10pt" fo:font-weight="bold" style:font-size-asian="10pt" style:font-weight-asian="bold" style:font-size-complex="10pt" style:font-weight-complex="bold"/>
    </style:style>
    <style:style style:name="Texte_20_de_20_bulles_20_Car" style:display-name="Texte de bulles Car" style:family="text" style:parent-style-name="Default_20_Paragraph_20_Font">
      <style:text-properties style:font-name="Segoe UI" fo:font-size="9pt" style:font-size-asian="9pt" style:font-name-complex="Segoe UI2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Windows User</meta:initial-creator>
    <dc:creator>Windows User</dc:creator>
    <meta:editing-cycles>8</meta:editing-cycles>
    <meta:creation-date>2020-03-24T13:38:00</meta:creation-date>
    <dc:date>2020-04-11T14:56:00</dc:date>
    <meta:editing-duration>PT4M44S</meta:editing-duration>
    <meta:generator>OpenOffice/4.1.6$Win32 OpenOffice.org_project/416m1$Build-9790</meta:generator>
    <meta:document-statistic meta:table-count="0" meta:image-count="0" meta:object-count="0" meta:page-count="2" meta:paragraph-count="23" meta:word-count="367" meta:character-count="209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